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327cm"/>
    </style:style>
    <style:style style:name="Tabla1.B" style:family="table-column">
      <style:table-column-properties style:column-width="9.805cm"/>
    </style:style>
    <style:style style:name="Tabla1.C" style:family="table-column">
      <style:table-column-properties style:column-width="1.868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1.C14" style:family="table-cell">
      <style:table-cell-properties fo:padding="0.049cm" fo:border="none"/>
    </style:style>
    <style:style style:name="Tabla2" style:family="table">
      <style:table-properties style:width="14.607cm" table:align="left"/>
    </style:style>
    <style:style style:name="Tabla2.A" style:family="table-column">
      <style:table-column-properties style:column-width="4.277cm"/>
    </style:style>
    <style:style style:name="Tabla2.B" style:family="table-column">
      <style:table-column-properties style:column-width="10.329cm"/>
    </style:style>
    <style:style style:name="Tabla2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  <style:text-properties officeooo:paragraph-rsid="0017114a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2">
      <style:text-properties officeooo:rsid="00161c60" officeooo:paragraph-rsid="00161c60"/>
    </style:style>
    <style:style style:name="P4" style:family="paragraph" style:parent-style-name="Heading_20_2">
      <style:paragraph-properties fo:break-before="page"/>
      <style:text-properties officeooo:rsid="0017114a" officeooo:paragraph-rsid="0017114a"/>
    </style:style>
    <style:style style:name="P5" style:family="paragraph" style:parent-style-name="Heading_20_2">
      <style:paragraph-properties fo:margin-left="0cm" fo:margin-right="0cm" fo:text-indent="0cm" style:auto-text-indent="false"/>
      <style:text-properties officeooo:rsid="0017114a" officeooo:paragraph-rsid="0017114a"/>
    </style:style>
    <style:style style:name="P6" style:family="paragraph" style:parent-style-name="Heading_20_2">
      <style:paragraph-properties fo:margin-left="0cm" fo:margin-right="0cm" fo:text-indent="0cm" style:auto-text-indent="false"/>
      <style:text-properties officeooo:paragraph-rsid="0017114a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 fo:break-before="page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7114a" officeooo:paragraph-rsid="0017114a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text-properties officeooo:rsid="00161c60" officeooo:paragraph-rsid="00161c60"/>
    </style:style>
    <style:style style:name="P16" style:family="paragraph" style:parent-style-name="Text_20_body">
      <style:text-properties officeooo:paragraph-rsid="00161c60"/>
    </style:style>
    <style:style style:name="P17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paragraph-rsid="0017114a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17114a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17114a" officeooo:paragraph-rsid="0017114a"/>
    </style:style>
    <style:style style:name="T1" style:family="text">
      <style:text-properties loext:padding="0cm" loext:border="none"/>
    </style:style>
    <style:style style:name="T2" style:family="text">
      <style:text-properties officeooo:rsid="00161c60"/>
    </style:style>
    <style:style style:name="T3" style:family="text">
      <style:text-properties officeooo:rsid="0017114a"/>
    </style:style>
    <style:style style:name="T4" style:family="text">
      <style:text-properties officeooo:rsid="0017114a" loext:padding="0cm" loext:border="none"/>
    </style:style>
    <style:style style:name="T5" style:family="text">
      <style:text-properties fo:background-color="#ffffff" loext:char-shading-value="0"/>
    </style:style>
    <style:style style:name="T6" style:family="text">
      <style:text-properties fo:color="#0000cd" loext:opacity="100%"/>
    </style:style>
    <style:style style:name="T7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8" style:family="text">
      <style:text-properties fo:color="#0000cd" loext:opacity="100%" loext:padding="0cm" loext:border="none"/>
    </style:style>
    <style:style style:name="T9" style:family="text">
      <style:text-properties fo:color="#0000cd" loext:opacity="100%" style:text-underline-style="solid" style:text-underline-width="auto" style:text-underline-color="font-color" loext:padding-left="0.318cm" loext:padding-right="0cm" loext:padding-top="0cm" loext:padding-bottom="0cm" loext:border-left="3pt solid #04aa6d" loext:border-right="none" loext:border-top="none" loext:border-bottom="none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2" style:family="text">
      <style:text-properties fo:color="#a52a2a" loext:opacity="100%"/>
    </style:style>
    <style:style style:name="T13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4" style:family="text">
      <style:text-properties fo:color="#a52a2a" loext:opacity="100%" loext:padding="0cm" loext:border="none"/>
    </style:style>
    <style:style style:name="T15" style:family="text">
      <style:text-properties loext:padding-left="0.318cm" loext:padding-right="0cm" loext:padding-top="0cm" loext:padding-bottom="0cm" loext:border-left="3pt solid #04aa6d" loext:border-right="none" loext:border-top="none" loext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Texto</text:h>
      <text:p text:style-name="P16"><text:span text:style-name="T2">Headings .h1 .h2 .h3 .h4 .h5 .h6 <text:s text:c="3"/>bold font-weight responsive font—size</text:span></text:p>
      <text:p text:style-name="P15">Headings display.h* <text:s text:c="22"/>de mayor tamaño</text:p>
      <text:p text:style-name="P15"/>
      <text:p text:style-name="P15">&lt;mark&gt;&lt;/mark&gt; <text:s/>texto resaltado amarillo</text:p>
      <text:p text:style-name="P15">.mark tambien</text:p>
      <text:p text:style-name="P15">&lt;abbr&gt;&lt;/abbr&gt; texto punteado debajo</text:p>
      <text:p text:style-name="P15"/>
      <text:p text:style-name="P15">listas &lt;dl&gt;</text:p>
      <text:p text:style-name="P15"><text:tab/>&lt;dt&gt; negrita</text:p>
      <text:p text:style-name="P15"><text:tab/>&lt;dd&gt; no negrita</text:p>
      <text:p text:style-name="P15"><text:s text:c="7"/>&lt;/dl&gt;</text:p>
      <text:h text:style-name="Heading_20_2" text:outline-level="2">More Typography Classes</text:h>
      <text:p text:style-name="P14">The Bootstrap 5 classes below can be added to style HTML elements further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Class</text:p>
          </table:table-cell>
          <table:table-cell table:style-name="Tabla1.A1" office:value-type="string">
            <text:p text:style-name="P13">Description</text:p>
          </table:table-cell>
          <table:table-cell table:style-name="Tabla1.A1" office:value-type="string">
            <text:p text:style-name="P13">Example</text:p>
          </table:table-cell>
        </table:table-row>
        <table:table-row table:style-name="Tabla1.2">
          <table:table-cell table:style-name="Tabla1.A1" office:value-type="string">
            <text:p text:style-name="P11"><text:span text:style-name="Source_20_Text"><text:span text:style-name="T1">.lead</text:span></text:span></text:p>
          </table:table-cell>
          <table:table-cell table:style-name="Tabla1.A1" office:value-type="string">
            <text:p text:style-name="P11">Makes a paragraph stand out</text:p>
          </table:table-cell>
          <table:table-cell table:style-name="Tabla1.A1" office:value-type="string">
            <text:p text:style-name="P11"><text:a xlink:type="simple" xlink:href="https://www.w3schools.com/bootstrap5/tryit.asp?filename=trybs_ref_txt_lead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1">
          <table:table-cell table:style-name="Tabla1.A1" office:value-type="string">
            <text:p text:style-name="P11"><text:span text:style-name="Source_20_Text"><text:span text:style-name="T1">.text-start</text:span></text:span></text:p>
          </table:table-cell>
          <table:table-cell table:style-name="Tabla1.A1" office:value-type="string">
            <text:p text:style-name="P11">Indicates left-aligned text</text:p>
          </table:table-cell>
          <table:table-cell table:style-name="Tabla1.A1" office:value-type="string">
            <text:p text:style-name="P11"><text:a xlink:type="simple" xlink:href="https://www.w3schools.com/bootstrap5/tryit.asp?filename=trybs_ref_text-left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2">
          <table:table-cell table:style-name="Tabla1.A1" office:value-type="string">
            <text:p text:style-name="P11"><text:span text:style-name="Source_20_Text"><text:span text:style-name="T1">.text-break</text:span></text:span></text:p>
          </table:table-cell>
          <table:table-cell table:style-name="Tabla1.A1" office:value-type="string">
            <text:p text:style-name="P11">Prevents long text from breaking layout</text:p>
          </table:table-cell>
          <table:table-cell table:style-name="Tabla1.A1" office:value-type="string">
            <text:p text:style-name="P11"><text:a xlink:type="simple" xlink:href="https://www.w3schools.com/bootstrap5/tryit.asp?filename=trybs_ref_text-break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1">
          <table:table-cell table:style-name="Tabla1.A1" office:value-type="string">
            <text:p text:style-name="P11"><text:span text:style-name="Source_20_Text"><text:span text:style-name="T1">.text-center</text:span></text:span></text:p>
          </table:table-cell>
          <table:table-cell table:style-name="Tabla1.A1" office:value-type="string">
            <text:p text:style-name="P11">Indicates center-aligned text</text:p>
          </table:table-cell>
          <table:table-cell table:style-name="Tabla1.A1" office:value-type="string">
            <text:p text:style-name="P11"><text:a xlink:type="simple" xlink:href="https://www.w3schools.com/bootstrap5/tryit.asp?filename=trybs_ref_text-left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2">
          <table:table-cell table:style-name="Tabla1.A1" office:value-type="string">
            <text:p text:style-name="P11"><text:span text:style-name="Source_20_Text"><text:span text:style-name="T1">.text-decoration-none</text:span></text:span></text:p>
          </table:table-cell>
          <table:table-cell table:style-name="Tabla1.A1" office:value-type="string">
            <text:p text:style-name="P11">Removes the underline from a link</text:p>
          </table:table-cell>
          <table:table-cell table:style-name="Tabla1.A1" office:value-type="string">
            <text:p text:style-name="P11"><text:a xlink:type="simple" xlink:href="https://www.w3schools.com/bootstrap5/tryit.asp?filename=trybs_ref_txt_decoration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1">
          <table:table-cell table:style-name="Tabla1.A1" office:value-type="string">
            <text:p text:style-name="P11"><text:span text:style-name="Source_20_Text"><text:span text:style-name="T1">.text-end</text:span></text:span></text:p>
          </table:table-cell>
          <table:table-cell table:style-name="Tabla1.A1" office:value-type="string">
            <text:p text:style-name="P11">Indicates right-aligned text</text:p>
          </table:table-cell>
          <table:table-cell table:style-name="Tabla1.A1" office:value-type="string">
            <text:p text:style-name="P11"><text:a xlink:type="simple" xlink:href="https://www.w3schools.com/bootstrap5/tryit.asp?filename=trybs_ref_text-left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2">
          <table:table-cell table:style-name="Tabla1.A1" office:value-type="string">
            <text:p text:style-name="P11"><text:span text:style-name="Source_20_Text"><text:span text:style-name="T1">.text-nowrap</text:span></text:span></text:p>
          </table:table-cell>
          <table:table-cell table:style-name="Tabla1.A1" office:value-type="string">
            <text:p text:style-name="P11">Indicates no wrap text</text:p>
          </table:table-cell>
          <table:table-cell table:style-name="Tabla1.A1" office:value-type="string">
            <text:p text:style-name="P11"><text:a xlink:type="simple" xlink:href="https://www.w3schools.com/bootstrap5/tryit.asp?filename=trybs_ref_text-left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1">
          <table:table-cell table:style-name="Tabla1.A1" office:value-type="string">
            <text:p text:style-name="P11"><text:span text:style-name="Source_20_Text"><text:span text:style-name="T1">.text-lowercase</text:span></text:span></text:p>
          </table:table-cell>
          <table:table-cell table:style-name="Tabla1.A1" office:value-type="string">
            <text:p text:style-name="P11">Indicates lowercased text</text:p>
          </table:table-cell>
          <table:table-cell table:style-name="Tabla1.A1" office:value-type="string">
            <text:p text:style-name="P11"><text:a xlink:type="simple" xlink:href="https://www.w3schools.com/bootstrap5/tryit.asp?filename=trybs_ref_text-lowercase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2">
          <table:table-cell table:style-name="Tabla1.A1" office:value-type="string">
            <text:p text:style-name="P11"><text:span text:style-name="Source_20_Text"><text:span text:style-name="T1">.text-uppercase</text:span></text:span></text:p>
          </table:table-cell>
          <table:table-cell table:style-name="Tabla1.A1" office:value-type="string">
            <text:p text:style-name="P11">Indicates uppercased text</text:p>
          </table:table-cell>
          <table:table-cell table:style-name="Tabla1.A1" office:value-type="string">
            <text:p text:style-name="P11"><text:a xlink:type="simple" xlink:href="https://www.w3schools.com/bootstrap5/tryit.asp?filename=trybs_ref_text-lowercase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1">
          <table:table-cell table:style-name="Tabla1.A1" office:value-type="string">
            <text:p text:style-name="P11"><text:span text:style-name="Source_20_Text"><text:span text:style-name="T1">.text-capitalize</text:span></text:span></text:p>
          </table:table-cell>
          <table:table-cell table:style-name="Tabla1.A1" office:value-type="string">
            <text:p text:style-name="P11">Indicates capitalized text</text:p>
          </table:table-cell>
          <table:table-cell table:style-name="Tabla1.A1" office:value-type="string">
            <text:p text:style-name="P11"><text:a xlink:type="simple" xlink:href="https://www.w3schools.com/bootstrap5/tryit.asp?filename=trybs_ref_text-lowercase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2">
          <table:table-cell table:style-name="Tabla1.A1" office:value-type="string">
            <text:p text:style-name="P11"><text:span text:style-name="Source_20_Text"><text:span text:style-name="T1">.initialism</text:span></text:span></text:p>
          </table:table-cell>
          <table:table-cell table:style-name="Tabla1.A1" office:value-type="string">
            <text:p text:style-name="P11">Displays the text inside an <text:span text:style-name="Source_20_Text"><text:span text:style-name="T1">&lt;abbr&gt;</text:span></text:span> element in a slightly smaller font size</text:p>
          </table:table-cell>
          <table:table-cell table:style-name="Tabla1.A1" office:value-type="string">
            <text:p text:style-name="P11"><text:a xlink:type="simple" xlink:href="https://www.w3schools.com/bootstrap5/tryit.asp?filename=trybs_ref_txt_abbr2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1">
          <table:table-cell table:style-name="Tabla1.A1" office:value-type="string">
            <text:p text:style-name="P11"><text:span text:style-name="Source_20_Text"><text:span text:style-name="T1">.list-unstyled</text:span></text:span></text:p>
          </table:table-cell>
          <table:table-cell table:style-name="Tabla1.A1" office:value-type="string">
            <text:p text:style-name="P11">Removes the default list-style and left margin on list items (works on both <text:span text:style-name="Source_20_Text"><text:span text:style-name="T1">&lt;ul&gt;</text:span></text:span> and <text:span text:style-name="Source_20_Text"><text:span text:style-name="T1">&lt;ol&gt;</text:span></text:span>). This class only applies to immediate children list items (to remove the default list-style from any nested lists, apply this class to any nested lists as well)</text:p>
          </table:table-cell>
          <table:table-cell table:style-name="Tabla1.A1" office:value-type="string">
            <text:p text:style-name="P11"><text:a xlink:type="simple" xlink:href="https://www.w3schools.com/bootstrap5/tryit.asp?filename=trybs_ref_txt_list-unstyled&amp;stacked=h" office:target-frame-name="_blank" xlink:show="new" text:style-name="Internet_20_link" text:visited-style-name="Visited_20_Internet_20_Link"><text:span text:style-name="T1">Try it</text:span></text:a></text:p>
          </table:table-cell>
        </table:table-row>
        <table:table-row table:style-name="Tabla1.2">
          <table:table-cell table:style-name="Tabla1.A1" office:value-type="string">
            <text:p text:style-name="P11"><text:span text:style-name="Source_20_Text"><text:span text:style-name="T1">.list-inline</text:span></text:span></text:p>
          </table:table-cell>
          <table:table-cell table:style-name="Tabla1.A1" office:value-type="string">
            <text:p text:style-name="P11">Places all list items on a single line (used together with <text:span text:style-name="Source_20_Text"><text:span text:style-name="T1">.list-inline-item</text:span></text:span> on each &lt;li&gt; elements)</text:p>
          </table:table-cell>
          <table:table-cell table:style-name="Tabla1.C14" office:value-type="string">
            <text:p text:style-name="P12"/>
          </table:table-cell>
        </table:table-row>
      </table:table>
      <text:p text:style-name="Standard"/>
      <text:h text:style-name="P4" text:outline-level="2">Color</text:h>
      <text:p text:style-name="P7">The classes for text colors are: <text:span text:style-name="Source_20_Text"><text:span text:style-name="T1">.text-muted</text:span></text:span>, <text:span text:style-name="Source_20_Text"><text:span text:style-name="T1">.text-primary</text:span></text:span>, <text:span text:style-name="Source_20_Text"><text:span text:style-name="T1">.text-success</text:span></text:span>, <text:span text:style-name="Source_20_Text"><text:span text:style-name="T1">.text-info</text:span></text:span>, <text:span text:style-name="Source_20_Text"><text:span text:style-name="T1">.text-warning</text:span></text:span>, <text:span text:style-name="Source_20_Text"><text:span text:style-name="T1">.text-danger</text:span></text:span>, <text:span text:style-name="Source_20_Text"><text:span text:style-name="T1">.text-secondary</text:span></text:span>, <text:span text:style-name="Source_20_Text"><text:span text:style-name="T1">.text-white</text:span></text:span>, <text:span text:style-name="Source_20_Text"><text:span text:style-name="T1">.text-dark</text:span></text:span>, <text:span text:style-name="Source_20_Text"><text:span text:style-name="T1">.text-body</text:span></text:span> (default body color/often black) and <text:span text:style-name="Source_20_Text"><text:span text:style-name="T1">.text-light</text:span></text:span>: </text:p>
      <text:p text:style-name="P7"/>
      <text:p text:style-name="P7"/>
      <text:p text:style-name="P7">You can also add 50% opacity for black or white text with the <text:span text:style-name="Source_20_Text"><text:span text:style-name="T1">.text-black-50</text:span></text:span> or <text:span text:style-name="Source_20_Text"><text:span text:style-name="T1">.text-white-50</text:span></text:span> classes: </text:p>
      <text:p text:style-name="P7"/>
      <text:h text:style-name="P2" text:outline-level="2">Background Colors</text:h>
      <text:p text:style-name="P14">The classes for background colors are: <text:span text:style-name="Source_20_Text"><text:span text:style-name="T1">.bg-primary</text:span></text:span>, <text:span text:style-name="Source_20_Text"><text:span text:style-name="T1">.bg-success</text:span></text:span>, <text:span text:style-name="Source_20_Text"><text:span text:style-name="T1">.bg-info</text:span></text:span>, <text:span text:style-name="Source_20_Text"><text:span text:style-name="T1">.bg-warning</text:span></text:span>, <text:span text:style-name="Source_20_Text"><text:span text:style-name="T1">.bg-danger</text:span></text:span>, <text:span text:style-name="Source_20_Text"><text:span text:style-name="T1">.bg-secondary</text:span></text:span>, <text:span text:style-name="Source_20_Text"><text:span text:style-name="T1">.bg-dark</text:span></text:span> and <text:span text:style-name="Source_20_Text"><text:span text:style-name="T1">.bg-light</text:span></text:span>.</text:p>
      <text:p text:style-name="P7"/>
      <text:p text:style-name="P7">you can use the <text:span text:style-name="Source_20_Text"><text:span text:style-name="T1">.text-bg-</text:span></text:span><text:span text:style-name="Source_20_Text"><text:span text:style-name="Emphasis"><text:span text:style-name="T1">color</text:span></text:span></text:span> classes and Bootstrap will automatically handle the appropriate text color for each background color: </text:p>
      <text:p text:style-name="P7"/>
      <text:p text:style-name="P7"/>
      <text:h text:style-name="P1" text:outline-level="1">Tables</text:h>
      <text:p text:style-name="P17">The <text:span text:style-name="Source_20_Text"><text:span text:style-name="T1">.table</text:span></text:span> class adds basic styling to a table: </text:p>
      <text:p text:style-name="P17"><text:span text:style-name="T3">t</text:span>he <text:span text:style-name="Source_20_Text"><text:span text:style-name="T1">.table-striped</text:span></text:span> class adds zebra-stripes to a table: </text:p>
      <text:p text:style-name="P17">The <text:span text:style-name="Source_20_Text"><text:span text:style-name="T1">.table-bordered</text:span></text:span> class adds borders on all sides of the table and cells: </text:p>
      <text:p text:style-name="P7">The <text:span text:style-name="Source_20_Text"><text:span text:style-name="T1">.table-hover</text:span></text:span> class adds a hover effect (grey background color) on table rows: </text:p>
      <text:p text:style-name="P7"/>
      <text:p text:style-name="P7">The <text:span text:style-name="Source_20_Text"><text:span text:style-name="T1">.table-dark</text:span></text:span> class adds a black background to the table: </text:p>
      <text:p text:style-name="P7"/>
      <text:p text:style-name="P7">The <text:span text:style-name="Source_20_Text"><text:span text:style-name="T1">.table-borderless</text:span></text:span> class removes borders from the table: </text:p>
      <text:p text:style-name="P7"><text:a xlink:type="simple" xlink:href="https://www.w3schools.com/bootstrap5/bootstrap_colors.php" text:style-name="Internet_20_link" text:visited-style-name="Visited_20_Internet_20_Link"><text:span text:style-name="T5"/></text:a></text:p>
      <text:p text:style-name="P7"><text:a xlink:type="simple" xlink:href="https://www.w3schools.com/bootstrap5/bootstrap_colors.php" text:style-name="Internet_20_link" text:visited-style-name="Visited_20_Internet_20_Link"><text:span text:style-name="T5">Contextual classes</text:span></text:a> can be used to color the whole table (<text:span text:style-name="Source_20_Text"><text:span text:style-name="T1">&lt;table&gt;</text:span></text:span>),  the table rows (<text:span text:style-name="Source_20_Text"><text:span text:style-name="T1">&lt;tr&gt;</text:span></text:span>) or table cells (<text:span text:style-name="Source_20_Text"><text:span text:style-name="T1">&lt;td&gt;</text:span></text:span>). </text:p>
      <text:p text:style-name="P7"/>
      <text:p text:style-name="P14">The contextual classes that can be used are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3">Class</text:p>
            </table:table-cell>
            <table:table-cell table:style-name="Tabla2.A1" office:value-type="string">
              <text:p text:style-name="P13">Description</text:p>
            </table:table-cell>
          </table:table-row>
        </table:table-header-rows>
        <table:table-row>
          <table:table-cell table:style-name="Tabla2.A1" office:value-type="string">
            <text:p text:style-name="P10"><text:span text:style-name="Source_20_Text"><text:span text:style-name="T1">.table-primary</text:span></text:span></text:p>
          </table:table-cell>
          <table:table-cell table:style-name="Tabla2.A1" office:value-type="string">
            <text:p text:style-name="P10">Blue: Indicates an important action</text:p>
          </table:table-cell>
        </table:table-row>
        <table:table-row>
          <table:table-cell table:style-name="Tabla2.A1" office:value-type="string">
            <text:p text:style-name="P10"><text:span text:style-name="Source_20_Text"><text:span text:style-name="T1">.table-success</text:span></text:span></text:p>
          </table:table-cell>
          <table:table-cell table:style-name="Tabla2.A1" office:value-type="string">
            <text:p text:style-name="P10">Green: Indicates a successful or positive action</text:p>
          </table:table-cell>
        </table:table-row>
        <table:table-row>
          <table:table-cell table:style-name="Tabla2.A1" office:value-type="string">
            <text:p text:style-name="P10"><text:span text:style-name="Source_20_Text"><text:span text:style-name="T1">.table-danger</text:span></text:span></text:p>
          </table:table-cell>
          <table:table-cell table:style-name="Tabla2.A1" office:value-type="string">
            <text:p text:style-name="P10">Red: Indicates a dangerous or potentially negative action</text:p>
          </table:table-cell>
        </table:table-row>
        <table:table-row>
          <table:table-cell table:style-name="Tabla2.A1" office:value-type="string">
            <text:p text:style-name="P10"><text:span text:style-name="Source_20_Text"><text:span text:style-name="T1">.table-info</text:span></text:span></text:p>
          </table:table-cell>
          <table:table-cell table:style-name="Tabla2.A1" office:value-type="string">
            <text:p text:style-name="P10">Light blue: Indicates a neutral informative change or action</text:p>
          </table:table-cell>
        </table:table-row>
        <table:table-row>
          <table:table-cell table:style-name="Tabla2.A1" office:value-type="string">
            <text:p text:style-name="P10"><text:span text:style-name="Source_20_Text"><text:span text:style-name="T1">.table-warning</text:span></text:span></text:p>
          </table:table-cell>
          <table:table-cell table:style-name="Tabla2.A1" office:value-type="string">
            <text:p text:style-name="P10">Orange: Indicates a warning that might need attention</text:p>
          </table:table-cell>
        </table:table-row>
        <table:table-row>
          <table:table-cell table:style-name="Tabla2.A1" office:value-type="string">
            <text:p text:style-name="P10"><text:span text:style-name="Source_20_Text"><text:span text:style-name="T1">.table-active</text:span></text:span></text:p>
          </table:table-cell>
          <table:table-cell table:style-name="Tabla2.A1" office:value-type="string">
            <text:p text:style-name="P10">Grey: Applies the hover color to the table row or table cell</text:p>
          </table:table-cell>
        </table:table-row>
        <table:table-row>
          <table:table-cell table:style-name="Tabla2.A1" office:value-type="string">
            <text:p text:style-name="P10"><text:span text:style-name="Source_20_Text"><text:span text:style-name="T1">.table-secondary</text:span></text:span></text:p>
          </table:table-cell>
          <table:table-cell table:style-name="Tabla2.A1" office:value-type="string">
            <text:p text:style-name="P10">Grey: Indicates a slightly less important action</text:p>
          </table:table-cell>
        </table:table-row>
        <table:table-row>
          <table:table-cell table:style-name="Tabla2.A1" office:value-type="string">
            <text:p text:style-name="P10"><text:span text:style-name="Source_20_Text"><text:span text:style-name="T1">.table-light</text:span></text:span></text:p>
          </table:table-cell>
          <table:table-cell table:style-name="Tabla2.A1" office:value-type="string">
            <text:p text:style-name="P10">Light grey table or table row background</text:p>
          </table:table-cell>
        </table:table-row>
        <table:table-row>
          <table:table-cell table:style-name="Tabla2.A1" office:value-type="string">
            <text:p text:style-name="P10"><text:span text:style-name="Source_20_Text"><text:span text:style-name="T1">.table-dark</text:span></text:span></text:p>
          </table:table-cell>
          <table:table-cell table:style-name="Tabla2.A1" office:value-type="string">
            <text:p text:style-name="Table_20_Contents">Dark grey table or table row background</text:p>
          </table:table-cell>
        </table:table-row>
      </table:table>
      <text:p text:style-name="P7"><text:soft-page-break/>The <text:span text:style-name="Source_20_Text"><text:span text:style-name="T1">.table-responsive</text:span></text:span> class adds a scrollbar to the table when needed (when it is too big horizontally): </text:p>
      <text:p text:style-name="P7"/>
      <text:p text:style-name="P7"><text:span text:style-name="T6">&lt;</text:span>div<text:span text:style-name="T10"> class</text:span><text:span text:style-name="T6">="table-responsive"&gt;</text:span><text:line-break/>  <text:span text:style-name="T6">&lt;</text:span>table<text:span text:style-name="T10"> class</text:span><text:span text:style-name="T6">="table"&gt;</text:span><text:line-break/>    ...<text:line-break/>  <text:span text:style-name="T6">&lt;</text:span>/table<text:span text:style-name="T6">&gt;</text:span><text:line-break/><text:span text:style-name="T6">&lt;</text:span>/div<text:span text:style-name="T6">&gt;</text:span> </text:p>
      <text:p text:style-name="P7"/>
      <text:h text:style-name="P2" text:outline-level="2">Image<text:span text:style-name="T3">s</text:span></text:h>
      <text:p text:style-name="P14"/>
      <text:p text:style-name="P14">The <text:span text:style-name="Source_20_Text"><text:span text:style-name="T1">.rounded</text:span></text:span> class adds rounded corners to an image: </text:p>
      <text:p text:style-name="P14">The <text:span text:style-name="Source_20_Text"><text:span text:style-name="T1">.rounded-circle</text:span></text:span> class shapes the image to a circle: </text:p>
      <text:p text:style-name="P14">The <text:span text:style-name="Source_20_Text"><text:span text:style-name="T1">.img-thumbnail</text:span></text:span> class shapes the image to a thumbnail (bordered): </text:p>
      <text:p text:style-name="P14"/>
      <text:h text:style-name="P2" text:outline-level="2">Aligning Images</text:h>
      <text:p text:style-name="P14">Float an image to the left with the <text:span text:style-name="Source_20_Text"><text:span text:style-name="T1">.float-start</text:span></text:span> class or to the right with <text:span text:style-name="Source_20_Text"><text:span text:style-name="T1">.float-end</text:span></text:span>:</text:p>
      <text:h text:style-name="P2" text:outline-level="2">Centered Image</text:h>
      <text:p text:style-name="P14">Center an image by adding the utility classes <text:span text:style-name="Source_20_Text"><text:span text:style-name="T1">.mx-auto</text:span></text:span> (margin:auto) and <text:span text:style-name="Source_20_Text"><text:span text:style-name="T1">.d-block</text:span></text:span> (display:block) to the image:</text:p>
      <text:p text:style-name="P14"/>
      <text:h text:style-name="P2" text:outline-level="2">Responsive Images</text:h>
      <text:p text:style-name="P14">Images come in all sizes. So do screens. Responsive images automatically adjust to fit the size of the screen.</text:p>
      <text:p text:style-name="P14">Create responsive images by adding an <text:span text:style-name="Source_20_Text"><text:span text:style-name="T1">.img-fluid</text:span></text:span> class to the <text:span text:style-name="Source_20_Text"><text:span text:style-name="T1">&lt;img&gt;</text:span></text:span> tag. The image will then scale nicely to the parent element.</text:p>
      <text:p text:style-name="P14">The <text:span text:style-name="Source_20_Text"><text:span text:style-name="T1">.img-fluid</text:span></text:span> class applies <text:span text:style-name="Source_20_Text"><text:span text:style-name="T1">max-width: 100%;</text:span></text:span> and <text:span text:style-name="Source_20_Text"><text:span text:style-name="T1">height: auto;</text:span></text:span> to the image:</text:p>
      <text:p text:style-name="P14"/>
      <text:h text:style-name="P2" text:outline-level="2">Alerts</text:h>
      <text:p text:style-name="P14">Alerts are created with the <text:span text:style-name="Source_20_Text"><text:span text:style-name="T1">.alert</text:span></text:span> class, followed by one of the contextual classes <text:span text:style-name="Source_20_Text"><text:span text:style-name="T1">.alert-success</text:span></text:span>, <text:span text:style-name="Source_20_Text"><text:span text:style-name="T1">.alert-info</text:span></text:span>, <text:span text:style-name="Source_20_Text"><text:span text:style-name="T1">.alert-warning</text:span></text:span>, <text:span text:style-name="Source_20_Text"><text:span text:style-name="T1">.alert-danger</text:span></text:span>, <text:span text:style-name="Source_20_Text"><text:span text:style-name="T1">.alert-primary</text:span></text:span>, <text:span text:style-name="Source_20_Text"><text:span text:style-name="T1">.alert-secondary</text:span></text:span>, <text:span text:style-name="Source_20_Text"><text:span text:style-name="T1">.alert-light</text:span></text:span> or <text:span text:style-name="Source_20_Text"><text:span text:style-name="T1">.alert-dark</text:span></text:span>: </text:p>
      <text:p text:style-name="P14"/>
      <text:p text:style-name="P14"><text:soft-page-break/>Add the <text:span text:style-name="Source_20_Text"><text:span text:style-name="T1">.alert-link</text:span></text:span> class to any links inside the alert box to create "matching colored links": </text:p>
      <text:h text:style-name="P2" text:outline-level="2">Closing Alerts</text:h>
      <text:p text:style-name="P14">To close the alert message, add a <text:span text:style-name="Source_20_Text"><text:span text:style-name="T1">.alert-dismissible</text:span></text:span> class to the alert container. Then add <text:span text:style-name="Source_20_Text"><text:span text:style-name="T1">class="btn-close"</text:span></text:span> and <text:span text:style-name="Source_20_Text"><text:span text:style-name="T1">data-bs-dismiss="alert"</text:span></text:span> to a link or a button element (when you click on this the alert box will disappear). </text:p>
      <text:p text:style-name="P14"/>
      <text:p text:style-name="P14">The <text:span text:style-name="Source_20_Text"><text:span text:style-name="T1">.fade</text:span></text:span> and <text:span text:style-name="Source_20_Text"><text:span text:style-name="T1">.show</text:span></text:span> classes adds a fading effect when closing the alert message: </text:p>
      <text:p text:style-name="P14"/>
      <text:h text:style-name="P2" text:outline-level="2">Button Styles</text:h>
      <text:p text:style-name="P14">The button classes can be used on <text:span text:style-name="Source_20_Text"><text:span text:style-name="T1">&lt;a&gt;</text:span></text:span>, <text:span text:style-name="Source_20_Text"><text:span text:style-name="T1">&lt;button&gt;</text:span></text:span>, or <text:span text:style-name="Source_20_Text"><text:span text:style-name="T1">&lt;input&gt;</text:span></text:span> elements: </text:p>
      <text:p text:style-name="P7"><text:span text:style-name="T6">&lt;</text:span>button<text:span text:style-name="T10"> type</text:span><text:span text:style-name="T6">="button"</text:span><text:span text:style-name="T10"> class</text:span><text:span text:style-name="T6">="btn"&gt;</text:span>Basic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primary"&gt;</text:span>Primary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secondary"&gt;</text:span>Secondary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success"&gt;</text:span>Success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info"&gt;</text:span>Info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warning"&gt;</text:span>Warning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danger"&gt;</text:span>Danger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dark"&gt;</text:span>Dark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light"&gt;</text:span>Light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link"&gt;</text:span>Link<text:span text:style-name="T6">&lt;</text:span>/button<text:span text:style-name="T6">&gt;</text:span> </text:p>
      <text:p text:style-name="P7"/>
      <text:p text:style-name="P9">Button outline con efecto hover</text:p>
      <text:p text:style-name="P9"><text:span text:style-name="T6">&lt;</text:span>button<text:span text:style-name="T10"> type</text:span><text:span text:style-name="T6">="button"</text:span><text:span text:style-name="T10"> class</text:span><text:span text:style-name="T6">="btn btn-outline-primary"&gt;</text:span>Primary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outline-secondary"&gt;</text:span>Secondary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outline-success"&gt;</text:span>Success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outline-info"&gt;</text:span>Info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outline-warning"&gt;</text:span>Warning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outline-danger"&gt;</text:span>Danger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outline-dark"&gt;</text:span>Dark<text:span text:style-name="T6">&lt;</text:span>/button<text:span text:style-name="T6">&gt;</text:span><text:line-break/><text:span text:style-name="T6">&lt;</text:span>button<text:span text:style-name="T10"> type</text:span><text:span text:style-name="T6">="button"</text:span><text:span text:style-name="T10"> class</text:span><text:span text:style-name="T6">="btn btn-outline-light text-dark"&gt;</text:span>Light<text:span text:style-name="T6">&lt;</text:span>/button<text:span text:style-name="T6">&gt;</text:span> </text:p>
      <text:p text:style-name="P9"/>
      <text:p text:style-name="P9">Use the <text:span text:style-name="Source_20_Text"><text:span text:style-name="T1">.btn-lg</text:span></text:span> class for large buttons or <text:span text:style-name="Source_20_Text"><text:span text:style-name="T1">.btn-sm</text:span></text:span> class for small buttons: </text:p>
      <text:p text:style-name="P9"/>
      <text:p text:style-name="P9">To create a block level button that spans the entire width of the parent element, use the <text:span text:style-name="Source_20_Text"><text:span text:style-name="T1">.d-grid</text:span></text:span> "helper" class on the parent element ( en un div)</text:p>
      <text:p text:style-name="P9"/>
      <text:p text:style-name="P18"><text:span text:style-name="T3">If you have many block-level buttons, you can put them in a DIV and control the space between them with the </text:span><text:span text:style-name="Source_20_Text"><text:span text:style-name="T4">.gap-*</text:span></text:span><text:span text:style-name="T3"> class: </text:span></text:p>
      <text:p text:style-name="P18">The class <text:span text:style-name="Source_20_Text"><text:span text:style-name="T1">.active</text:span></text:span> makes a button appear pressed, and the <text:span text:style-name="Source_20_Text"><text:span text:style-name="T1">disabled</text:span></text:span> attribute makes a button unclickable. Note that &lt;a&gt; elements do not support the disabled attribute and must therefore use the <text:span text:style-name="Source_20_Text"><text:span text:style-name="T1">.disabled</text:span></text:span> class to make it visually appear disabled. </text:p>
      <text:p text:style-name="P19"/>
      <text:p text:style-name="P9"><text:soft-page-break/>Bootstrap 5 allows you to group a series of buttons together (on a single line) in a button group: </text:p>
      <text:p text:style-name="P9">Use a <text:span text:style-name="Source_20_Text"><text:span text:style-name="T1">&lt;div&gt;</text:span></text:span> element with class <text:span text:style-name="Source_20_Text"><text:span text:style-name="T1">.btn-group</text:span></text:span> to create a button group: </text:p>
      <text:p text:style-name="P9"/>
      <text:p text:style-name="P9">use class <text:span text:style-name="Source_20_Text"><text:span text:style-name="T1">.btn-group-lg</text:span></text:span> for a large button group or the <text:span text:style-name="Source_20_Text"><text:span text:style-name="T1">.btn-group-sm</text:span></text:span> for a small button group: </text:p>
      <text:p text:style-name="P9"/>
      <text:p text:style-name="P9">use class <text:span text:style-name="Source_20_Text"><text:span text:style-name="T1">.btn-group-lg</text:span></text:span> for a large button group or the <text:span text:style-name="Source_20_Text"><text:span text:style-name="T1">.btn-group-sm</text:span></text:span> for a small button group: </text:p>
      <text:p text:style-name="P9"/>
      <text:p text:style-name="P9">Button groups are "inline" by default, which makes them appear side by side when you have multiple groups: </text:p>
      <text:p text:style-name="P9"/>
      <text:h text:style-name="P5" text:outline-level="2">Badges</text:h>
      <text:p text:style-name="P14">Badges are used to add additional information to any content:</text:p>
      <text:p text:style-name="P14">Use the <text:span text:style-name="Source_20_Text"><text:span text:style-name="T1">.badge</text:span></text:span> class together with a contextual class (like <text:span text:style-name="Source_20_Text"><text:span text:style-name="T1">.bg-secondary</text:span></text:span>) within <text:span text:style-name="Source_20_Text"><text:span text:style-name="T1">&lt;span&gt;</text:span></text:span> elements to create rectangular badges. Note that badges scale to match the size of the parent element (if any): </text:p>
      <text:p text:style-name="P9"/>
      <text:p text:style-name="P9">Use any of the contextual classes (<text:span text:style-name="Source_20_Text"><text:span text:style-name="T1">.bg-*</text:span></text:span>) to change the color of a badge: </text:p>
      <text:p text:style-name="P9"/>
      <text:p text:style-name="P9">Use the <text:span text:style-name="Source_20_Text"><text:span text:style-name="T1">.rounded-pill</text:span></text:span> class to make the badges more round: </text:p>
      <text:p text:style-name="P9"/>
      <text:p text:style-name="P20">An example of using a badge inside a button:</text:p>
      <text:p text:style-name="P18"><text:tab/>Messages <text:span text:style-name="T1">4</text:span></text:p>
      <text:p text:style-name="P18"><text:span text:style-name="T14"><text:tab/></text:span><text:span text:style-name="T13">button</text:span><text:span text:style-name="T11"> type</text:span><text:span text:style-name="T7">="button"</text:span><text:span text:style-name="T11"> class</text:span><text:span text:style-name="T7">="btn btn-primary"&gt;</text:span><text:span text:style-name="T15"><text:line-break/>  <text:tab/><text:tab/>Messages </text:span><text:span text:style-name="T7">&lt;</text:span><text:span text:style-name="T13">span</text:span><text:span text:style-name="T11"> class</text:span><text:span text:style-name="T7">="badge bg-danger"&gt;</text:span><text:span text:style-name="T15">4</text:span><text:span text:style-name="T7">&lt;</text:span><text:span text:style-name="T13">/span</text:span><text:span text:style-name="T7">&gt;</text:span><text:span text:style-name="T15"><text:line-break/></text:span><text:span text:style-name="T7">&lt;<text:tab/></text:span><text:span text:style-name="T13">/button</text:span><text:span text:style-name="T7">&gt;</text:span></text:p>
      <text:p text:style-name="P18"><text:span text:style-name="T7"/></text:p>
      <text:h text:style-name="P6" text:outline-level="2"><text:span text:style-name="T7">Cards</text:span></text:h>
      <text:p text:style-name="P14">A card in Bootstrap 5 is a bordered box with some padding around its content. It includes options for headers, footers, content, colors, etc.</text:p>
      <text:p text:style-name="P14"><text:span text:style-name="T6">&lt;</text:span>div<text:span text:style-name="T10"> class</text:span><text:span text:style-name="T6">="card"&gt;</text:span><text:line-break/>  <text:span text:style-name="T6">&lt;</text:span>div<text:span text:style-name="T10"> class</text:span><text:span text:style-name="T6">="card-header"&gt;</text:span>Header<text:span text:style-name="T6">&lt;</text:span>/div<text:span text:style-name="T6">&gt;</text:span><text:line-break/>  <text:span text:style-name="T6">&lt;</text:span>div<text:span text:style-name="T10"> class</text:span><text:span text:style-name="T6">="card-body"&gt;</text:span>Content<text:span text:style-name="T6">&lt;</text:span>/div<text:span text:style-name="T6">&gt;</text:span><text:line-break/>  <text:span text:style-name="T6">&lt;</text:span>div<text:span text:style-name="T10"> class</text:span><text:span text:style-name="T6">="card-footer"&gt;</text:span>Footer<text:span text:style-name="T6">&lt;</text:span>/div<text:span text:style-name="T6">&gt;</text:span><text:line-break/><text:span text:style-name="T6">&lt;</text:span>/div<text:span text:style-name="T6">&gt;</text:span> </text:p>
      <text:p text:style-name="P14">To add a background color to the card, use contextual classes (<text:span text:style-name="Source_20_Text"><text:span text:style-name="T1">.bg-primary</text:span></text:span>, <text:span text:style-name="Source_20_Text"><text:span text:style-name="T1">.bg-success</text:span></text:span>, <text:span text:style-name="Source_20_Text"><text:span text:style-name="T1">.bg-info</text:span></text:span>, <text:span text:style-name="Source_20_Text"><text:span text:style-name="T1">.bg-warning</text:span></text:span>, <text:span text:style-name="Source_20_Text"><text:span text:style-name="T1">.bg-danger</text:span></text:span>, <text:span text:style-name="Source_20_Text"><text:span text:style-name="T1">.bg-secondary</text:span></text:span>, <text:span text:style-name="Source_20_Text"><text:span text:style-name="T1">.bg-dark</text:span></text:span> and <text:span text:style-name="Source_20_Text"><text:span text:style-name="T1">.bg-light</text:span></text:span>. </text:p>
      <text:p text:style-name="P18"><text:span text:style-name="T7"/></text:p>
      <text:p text:style-name="P18"><text:soft-page-break/><text:span text:style-name="T7">&lt;div</text:span><text:span text:style-name="T11"> class</text:span><text:span text:style-name="T7">="card-body"&gt;</text:span></text:p>
      <text:p text:style-name="P18"><text:span text:style-name="T7">&lt;img class="card-img-top" src="img_avatar1.png" alt="Card image"&gt; <text:line-break/>    &lt;h4</text:span><text:span text:style-name="T11"> class</text:span><text:span text:style-name="T7">="card-title"&gt;Card title&lt;/h4&gt;<text:line-break/>    &lt;p</text:span><text:span text:style-name="T11"> class</text:span><text:span text:style-name="T7">="card-text"&gt;Some example text. Some example text.&lt;/p&gt;<text:line-break/>    &lt;a</text:span><text:span text:style-name="T11"> href</text:span><text:span text:style-name="T7">="#"</text:span><text:span text:style-name="T11"> class</text:span><text:span text:style-name="T7">="card-link"&gt;Card link&lt;/a&gt;<text:line-break/>    &lt;a</text:span><text:span text:style-name="T11"> href</text:span><text:span text:style-name="T7">="#"</text:span><text:span text:style-name="T11"> class</text:span><text:span text:style-name="T7">="card-link"&gt;Another link&lt;/a&gt;<text:line-break/>  &lt;/div&gt; </text:span></text:p>
      <text:p text:style-name="P18"><text:span text:style-name="T7"/></text:p>
      <text:p text:style-name="P18"><text:span text:style-name="T7">Add </text:span><text:span text:style-name="Source_20_Text"><text:span text:style-name="T8">.card-img-top</text:span></text:span><text:span text:style-name="T7"> or </text:span><text:span text:style-name="Source_20_Text"><text:span text:style-name="T8">.card-img-bottom</text:span></text:span><text:span text:style-name="T7"> to an </text:span><text:span text:style-name="Source_20_Text"><text:span text:style-name="T8">&lt;img&gt;</text:span></text:span><text:span text:style-name="T7"> to place the image at the top or at the bottom inside the card. Note that we have added the image outside of the </text:span><text:span text:style-name="Source_20_Text"><text:span text:style-name="T8">.card-body</text:span></text:span><text:span text:style-name="T7"> to span the entire width: </text:span></text:p>
      <text:p text:style-name="P18"><text:span text:style-name="T7"/></text:p>
      <text:p text:style-name="P18"><text:span text:style-name="T7">Turn an image into a card background and use </text:span><text:span text:style-name="Source_20_Text"><text:span text:style-name="T8">.card-img-overlay</text:span></text:span><text:span text:style-name="T7"> to add text on top of the image: </text:span>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1:18:18.619000000</meta:creation-date>
    <dc:date>2024-05-28T02:34:36.013000000</dc:date>
    <meta:editing-duration>PT1H16M19S</meta:editing-duration>
    <meta:editing-cycles>2</meta:editing-cycles>
    <meta:generator>LibreOffice/7.6.4.1$Windows_X86_64 LibreOffice_project/e19e193f88cd6c0525a17fb7a176ed8e6a3e2aa1</meta:generator>
    <meta:document-statistic meta:table-count="2" meta:image-count="0" meta:object-count="0" meta:page-count="7" meta:paragraph-count="138" meta:word-count="1182" meta:character-count="8580" meta:non-whitespace-character-count="7424"/>
  </office:meta>
</office:document-meta>
</file>